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087795078183332128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3002070926645810510" text:style-name="L2">
        <text:list-item>
          <text:p text:style-name="P16">1:42.3 <text:tab/>5. <text:s/>1:39.6</text:p>
        </text:list-item>
      </text:list>
      <text:list xml:id="list7754250593283398332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7734119313789228296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2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5.5<text:span text:style-name="T1"> miles</text:span></text:p>
      <text:p text:style-name="P13">In the morning I road 4.5 miles on a bike which converts to 1.5 miles of running. <text:s/>In the evening I walked and ran 4 miles in 49:44. <text:s/>I walked ½ mile and ran ½ mile during each mile and average 12:28/mile. </text:p>
      <text:p text:style-name="P13"/>
      <text:p text:style-name="P13">Tues <text:s/>9/13/16: <text:span text:style-name="T1">1.5 miles</text:span></text:p>
      <text:p text:style-name="P13">I road 4.5 miles on a bike which converts to 1.5 miles of running. </text:p>
      <text:p text:style-name="P13"/>
      <text:p text:style-name="P13">Wed 9/14/16: <text:s/><text:span text:style-name="T1">1.6 miles</text:span></text:p>
      <text:p text:style-name="P13">0.3mile run and 1 mile walk</text:p>
      <text:p text:style-name="P13">1 mile bike ride which I take to be equivalent to 0.3 mile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4T13:39:33.91</dc:date>
    <dc:creator>James Lombardi</dc:creator>
    <meta:editing-duration>PT20H34M28S</meta:editing-duration>
    <meta:editing-cycles>163</meta:editing-cycles>
    <meta:document-statistic meta:table-count="0" meta:image-count="0" meta:object-count="0" meta:page-count="9" meta:paragraph-count="165" meta:word-count="1829" meta:character-count="8898"/>
  </office:meta>
</office:document-meta>
</file>